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weighted sum</text:p>
          </table:table-cell>
        </table:table-row>
        <table:table-row table:style-name="ro1">
          <table:table-cell office:value-type="float" office:value="0.727522451135763" calcext:value-type="float">
            <text:p>0.727522451135763</text:p>
          </table:table-cell>
          <table:table-cell office:value-type="float" office:value="394451.589260003" calcext:value-type="float">
            <text:p>394451.589260003</text:p>
          </table:table-cell>
          <table:table-cell office:value-type="float" office:value="0.239936608557845" calcext:value-type="float">
            <text:p>0.239936608557845</text:p>
          </table:table-cell>
          <table:table-cell office:value-type="float" office:value="134628.15598" calcext:value-type="float">
            <text:p>134628.15598</text:p>
          </table:table-cell>
          <table:table-cell office:value-type="float" office:value="0.457897517168516" calcext:value-type="float">
            <text:p>0.457897517168516</text:p>
          </table:table-cell>
          <table:table-cell office:value-type="float" office:value="246029.677620001" calcext:value-type="float">
            <text:p>246029.677620001</text:p>
          </table:table-cell>
          <table:table-cell office:value-type="float" office:value="0.283148441627047" calcext:value-type="float">
            <text:p>0.283148441627047</text:p>
          </table:table-cell>
          <table:table-cell office:value-type="float" office:value="162004.373939999" calcext:value-type="float">
            <text:p>162004.373939999</text:p>
          </table:table-cell>
          <table:table-cell office:value-type="float" office:value="0.497622820919176" calcext:value-type="float">
            <text:p>0.497622820919176</text:p>
          </table:table-cell>
          <table:table-cell office:value-type="float" office:value="265708.47082" calcext:value-type="float">
            <text:p>265708.47082</text:p>
          </table:table-cell>
          <table:table-cell office:value-type="float" office:value="0.548441627047015" calcext:value-type="float">
            <text:p>0.548441627047015</text:p>
          </table:table-cell>
          <table:table-cell office:value-type="float" office:value="312376.187920002" calcext:value-type="float">
            <text:p>312376.187920002</text:p>
          </table:table-cell>
          <table:table-cell office:value-type="float" office:value="0.35594294770206" calcext:value-type="float">
            <text:p>0.35594294770206</text:p>
          </table:table-cell>
          <table:table-cell office:value-type="float" office:value="182102.469120001" calcext:value-type="float">
            <text:p>182102.469120001</text:p>
          </table:table-cell>
          <table:table-cell office:value-type="float" office:value="0.330692023243529" calcext:value-type="float">
            <text:p>0.330692023243529</text:p>
          </table:table-cell>
          <table:table-cell office:value-type="float" office:value="195585.70324" calcext:value-type="float">
            <text:p>195585.70324</text:p>
          </table:table-cell>
        </table:table-row>
        <table:table-row table:style-name="ro1">
          <table:table-cell office:value-type="float" office:value="0.872688853671421" calcext:value-type="float">
            <text:p>0.872688853671421</text:p>
          </table:table-cell>
          <table:table-cell office:value-type="float" office:value="484117.278540002" calcext:value-type="float">
            <text:p>484117.278540002</text:p>
          </table:table-cell>
          <table:table-cell office:value-type="float" office:value="0.408769149498151" calcext:value-type="float">
            <text:p>0.408769149498151</text:p>
          </table:table-cell>
          <table:table-cell office:value-type="float" office:value="216283.518099999" calcext:value-type="float">
            <text:p>216283.518099999</text:p>
          </table:table-cell>
          <table:table-cell office:value-type="float" office:value="0.727311146328579" calcext:value-type="float">
            <text:p>0.727311146328579</text:p>
          </table:table-cell>
          <table:table-cell office:value-type="float" office:value="388478.227800004" calcext:value-type="float">
            <text:p>388478.227800004</text:p>
          </table:table-cell>
          <table:table-cell office:value-type="float" office:value="0.544955097728473" calcext:value-type="float">
            <text:p>0.544955097728473</text:p>
          </table:table-cell>
          <table:table-cell office:value-type="float" office:value="287502.862420002" calcext:value-type="float">
            <text:p>287502.862420002</text:p>
          </table:table-cell>
          <table:table-cell office:value-type="float" office:value="0.701637612255679" calcext:value-type="float">
            <text:p>0.701637612255679</text:p>
          </table:table-cell>
          <table:table-cell office:value-type="float" office:value="384294.409700003" calcext:value-type="float">
            <text:p>384294.409700003</text:p>
          </table:table-cell>
          <table:table-cell office:value-type="float" office:value="0.625884838880084" calcext:value-type="float">
            <text:p>0.625884838880084</text:p>
          </table:table-cell>
          <table:table-cell office:value-type="float" office:value="334249.380320004" calcext:value-type="float">
            <text:p>334249.380320004</text:p>
          </table:table-cell>
          <table:table-cell office:value-type="float" office:value="0.67797147385103" calcext:value-type="float">
            <text:p>0.67797147385103</text:p>
          </table:table-cell>
          <table:table-cell office:value-type="float" office:value="355124.516020003" calcext:value-type="float">
            <text:p>355124.516020003</text:p>
          </table:table-cell>
          <table:table-cell office:value-type="float" office:value="0.549709455890121" calcext:value-type="float">
            <text:p>0.549709455890121</text:p>
          </table:table-cell>
          <table:table-cell office:value-type="float" office:value="299174.634480002" calcext:value-type="float">
            <text:p>299174.634480002</text:p>
          </table:table-cell>
        </table:table-row>
        <table:table-row table:style-name="ro1">
          <table:table-cell office:value-type="float" office:value="0.744849445324881" calcext:value-type="float">
            <text:p>0.744849445324881</text:p>
          </table:table-cell>
          <table:table-cell office:value-type="float" office:value="397238.546880001" calcext:value-type="float">
            <text:p>397238.546880001</text:p>
          </table:table-cell>
          <table:table-cell office:value-type="float" office:value="0.332171156893819" calcext:value-type="float">
            <text:p>0.332171156893819</text:p>
          </table:table-cell>
          <table:table-cell office:value-type="float" office:value="173238.04138" calcext:value-type="float">
            <text:p>173238.04138</text:p>
          </table:table-cell>
          <table:table-cell office:value-type="float" office:value="0.564606444796619" calcext:value-type="float">
            <text:p>0.564606444796619</text:p>
          </table:table-cell>
          <table:table-cell office:value-type="float" office:value="293694.028260002" calcext:value-type="float">
            <text:p>293694.028260002</text:p>
          </table:table-cell>
          <table:table-cell office:value-type="float" office:value="0.409508716323296" calcext:value-type="float">
            <text:p>0.409508716323296</text:p>
          </table:table-cell>
          <table:table-cell office:value-type="float" office:value="215288.56478" calcext:value-type="float">
            <text:p>215288.56478</text:p>
          </table:table-cell>
          <table:table-cell office:value-type="float" office:value="0.82810353935552" calcext:value-type="float">
            <text:p>0.82810353935552</text:p>
          </table:table-cell>
          <table:table-cell office:value-type="float" office:value="445340.639880001" calcext:value-type="float">
            <text:p>445340.639880001</text:p>
          </table:table-cell>
          <table:table-cell office:value-type="float" office:value="0.426730058108822" calcext:value-type="float">
            <text:p>0.426730058108822</text:p>
          </table:table-cell>
          <table:table-cell office:value-type="float" office:value="221610.954940001" calcext:value-type="float">
            <text:p>221610.954940001</text:p>
          </table:table-cell>
          <table:table-cell office:value-type="float" office:value="0.765874273639725" calcext:value-type="float">
            <text:p>0.765874273639725</text:p>
          </table:table-cell>
          <table:table-cell office:value-type="float" office:value="401197.657640005" calcext:value-type="float">
            <text:p>401197.657640005</text:p>
          </table:table-cell>
          <table:table-cell office:value-type="float" office:value="0.518541996830428" calcext:value-type="float">
            <text:p>0.518541996830428</text:p>
          </table:table-cell>
          <table:table-cell office:value-type="float" office:value="274824.662880001" calcext:value-type="float">
            <text:p>274824.662880001</text:p>
          </table:table-cell>
        </table:table-row>
        <table:table-row table:style-name="ro1">
          <table:table-cell office:value-type="float" office:value="0.877443211833069" calcext:value-type="float">
            <text:p>0.877443211833069</text:p>
          </table:table-cell>
          <table:table-cell office:value-type="float" office:value="482268.302160002" calcext:value-type="float">
            <text:p>482268.302160002</text:p>
          </table:table-cell>
          <table:table-cell office:value-type="float" office:value="0.422081352350766" calcext:value-type="float">
            <text:p>0.422081352350766</text:p>
          </table:table-cell>
          <table:table-cell office:value-type="float" office:value="222456.703680001" calcext:value-type="float">
            <text:p>222456.703680001</text:p>
          </table:table-cell>
          <table:table-cell office:value-type="float" office:value="0.739778129952456" calcext:value-type="float">
            <text:p>0.739778129952456</text:p>
          </table:table-cell>
          <table:table-cell office:value-type="float" office:value="387225.591040005" calcext:value-type="float">
            <text:p>387225.591040005</text:p>
          </table:table-cell>
          <table:table-cell office:value-type="float" office:value="0.542525092445853" calcext:value-type="float">
            <text:p>0.542525092445853</text:p>
          </table:table-cell>
          <table:table-cell office:value-type="float" office:value="281249.463600003" calcext:value-type="float">
            <text:p>281249.463600003</text:p>
          </table:table-cell>
          <table:table-cell office:value-type="float" office:value="0.814263074484945" calcext:value-type="float">
            <text:p>0.814263074484945</text:p>
          </table:table-cell>
          <table:table-cell office:value-type="float" office:value="451045.830000004" calcext:value-type="float">
            <text:p>451045.830000004</text:p>
          </table:table-cell>
          <table:table-cell office:value-type="float" office:value="0.610036978341257" calcext:value-type="float">
            <text:p>0.610036978341257</text:p>
          </table:table-cell>
          <table:table-cell office:value-type="float" office:value="327119.768080004" calcext:value-type="float">
            <text:p>327119.768080004</text:p>
          </table:table-cell>
          <table:table-cell office:value-type="float" office:value="0.809086106708928" calcext:value-type="float">
            <text:p>0.809086106708928</text:p>
          </table:table-cell>
          <table:table-cell office:value-type="float" office:value="429044.803000003" calcext:value-type="float">
            <text:p>429044.803000003</text:p>
          </table:table-cell>
          <table:table-cell office:value-type="float" office:value="0.546856840993133" calcext:value-type="float">
            <text:p>0.546856840993133</text:p>
          </table:table-cell>
          <table:table-cell office:value-type="float" office:value="289862.666320002" calcext:value-type="float">
            <text:p>289862.666320002</text:p>
          </table:table-cell>
        </table:table-row>
        <table:table-row table:style-name="ro1">
          <table:table-cell office:value-type="float" office:value="0.843845747490755" calcext:value-type="float">
            <text:p>0.843845747490755</text:p>
          </table:table-cell>
          <table:table-cell office:value-type="float" office:value="467547.733359997" calcext:value-type="float">
            <text:p>467547.733359997</text:p>
          </table:table-cell>
          <table:table-cell office:value-type="float" office:value="0.256312731114633" calcext:value-type="float">
            <text:p>0.256312731114633</text:p>
          </table:table-cell>
          <table:table-cell office:value-type="float" office:value="136836.70404" calcext:value-type="float">
            <text:p>136836.70404</text:p>
          </table:table-cell>
          <table:table-cell office:value-type="float" office:value="0.705969360802958" calcext:value-type="float">
            <text:p>0.705969360802958</text:p>
          </table:table-cell>
          <table:table-cell office:value-type="float" office:value="363922.595100008" calcext:value-type="float">
            <text:p>363922.595100008</text:p>
          </table:table-cell>
          <table:table-cell office:value-type="float" office:value="0.326677231907026" calcext:value-type="float">
            <text:p>0.326677231907026</text:p>
          </table:table-cell>
          <table:table-cell office:value-type="float" office:value="172162.912459999" calcext:value-type="float">
            <text:p>172162.912459999</text:p>
          </table:table-cell>
          <table:table-cell office:value-type="float" office:value="0.908399366085578" calcext:value-type="float">
            <text:p>0.908399366085578</text:p>
          </table:table-cell>
          <table:table-cell office:value-type="float" office:value="492706.883200002" calcext:value-type="float">
            <text:p>492706.883200002</text:p>
          </table:table-cell>
          <table:table-cell office:value-type="float" office:value="0.718858954041204" calcext:value-type="float">
            <text:p>0.718858954041204</text:p>
          </table:table-cell>
          <table:table-cell office:value-type="float" office:value="388615.307200001" calcext:value-type="float">
            <text:p>388615.307200001</text:p>
          </table:table-cell>
          <table:table-cell office:value-type="float" office:value="0.83148441627047" calcext:value-type="float">
            <text:p>0.83148441627047</text:p>
          </table:table-cell>
          <table:table-cell office:value-type="float" office:value="443216.518740001" calcext:value-type="float">
            <text:p>443216.518740001</text:p>
          </table:table-cell>
          <table:table-cell office:value-type="float" office:value="0.671104067617538" calcext:value-type="float">
            <text:p>0.671104067617538</text:p>
          </table:table-cell>
          <table:table-cell office:value-type="float" office:value="360925.543760004" calcext:value-type="float">
            <text:p>360925.543760004</text:p>
          </table:table-cell>
        </table:table-row>
        <table:table-row table:style-name="ro1">
          <table:table-cell office:value-type="float" office:value="0.849445324881141" calcext:value-type="float">
            <text:p>0.849445324881141</text:p>
          </table:table-cell>
          <table:table-cell office:value-type="float" office:value="467838.842940004" calcext:value-type="float">
            <text:p>467838.842940004</text:p>
          </table:table-cell>
          <table:table-cell office:value-type="float" office:value="0.49297411516112" calcext:value-type="float">
            <text:p>0.49297411516112</text:p>
          </table:table-cell>
          <table:table-cell office:value-type="float" office:value="256566.114620001" calcext:value-type="float">
            <text:p>256566.114620001</text:p>
          </table:table-cell>
          <table:table-cell office:value-type="float" office:value="0.527416798732171" calcext:value-type="float">
            <text:p>0.527416798732171</text:p>
          </table:table-cell>
          <table:table-cell office:value-type="float" office:value="281306.052700002" calcext:value-type="float">
            <text:p>281306.052700002</text:p>
          </table:table-cell>
          <table:table-cell office:value-type="float" office:value="0.53703116745906" calcext:value-type="float">
            <text:p>0.53703116745906</text:p>
          </table:table-cell>
          <table:table-cell office:value-type="float" office:value="277414.848920002" calcext:value-type="float">
            <text:p>277414.848920002</text:p>
          </table:table-cell>
          <table:table-cell office:value-type="float" office:value="0.912308505018489" calcext:value-type="float">
            <text:p>0.912308505018489</text:p>
          </table:table-cell>
          <table:table-cell office:value-type="float" office:value="508942.766939996" calcext:value-type="float">
            <text:p>508942.766939996</text:p>
          </table:table-cell>
          <table:table-cell office:value-type="float" office:value="0.636661384046487" calcext:value-type="float">
            <text:p>0.636661384046487</text:p>
          </table:table-cell>
          <table:table-cell office:value-type="float" office:value="343378.726660003" calcext:value-type="float">
            <text:p>343378.726660003</text:p>
          </table:table-cell>
          <table:table-cell office:value-type="float" office:value="0.726677231907026" calcext:value-type="float">
            <text:p>0.726677231907026</text:p>
          </table:table-cell>
          <table:table-cell office:value-type="float" office:value="382952.596420001" calcext:value-type="float">
            <text:p>382952.596420001</text:p>
          </table:table-cell>
          <table:table-cell office:value-type="float" office:value="0.763655573164289" calcext:value-type="float">
            <text:p>0.763655573164289</text:p>
          </table:table-cell>
          <table:table-cell office:value-type="float" office:value="413660.42494" calcext:value-type="float">
            <text:p>413660.42494</text:p>
          </table:table-cell>
        </table:table-row>
        <table:table-row table:style-name="ro1">
          <table:table-cell office:value-type="float" office:value="0.991230850501849" calcext:value-type="float">
            <text:p>0.991230850501849</text:p>
          </table:table-cell>
          <table:table-cell office:value-type="float" office:value="560168.79216" calcext:value-type="float">
            <text:p>560168.79216</text:p>
          </table:table-cell>
          <table:table-cell office:value-type="float" office:value="0.728156365557316" calcext:value-type="float">
            <text:p>0.728156365557316</text:p>
          </table:table-cell>
          <table:table-cell office:value-type="float" office:value="390600.835900001" calcext:value-type="float">
            <text:p>390600.835900001</text:p>
          </table:table-cell>
          <table:table-cell office:value-type="float" office:value="0.798520866349709" calcext:value-type="float">
            <text:p>0.798520866349709</text:p>
          </table:table-cell>
          <table:table-cell office:value-type="float" office:value="418274.240580004" calcext:value-type="float">
            <text:p>418274.240580004</text:p>
          </table:table-cell>
          <table:table-cell office:value-type="float" office:value="0.751716851558373" calcext:value-type="float">
            <text:p>0.751716851558373</text:p>
          </table:table-cell>
          <table:table-cell office:value-type="float" office:value="396633.57966" calcext:value-type="float">
            <text:p>396633.57966</text:p>
          </table:table-cell>
          <table:table-cell office:value-type="float" office:value="0.912308505018489" calcext:value-type="float">
            <text:p>0.912308505018489</text:p>
          </table:table-cell>
          <table:table-cell office:value-type="float" office:value="505425.607419996" calcext:value-type="float">
            <text:p>505425.607419996</text:p>
          </table:table-cell>
          <table:table-cell office:value-type="float" office:value="0.275647120972002" calcext:value-type="float">
            <text:p>0.275647120972002</text:p>
          </table:table-cell>
          <table:table-cell office:value-type="float" office:value="156296.7423" calcext:value-type="float">
            <text:p>156296.7423</text:p>
          </table:table-cell>
          <table:table-cell office:value-type="float" office:value="0.875752773375594" calcext:value-type="float">
            <text:p>0.875752773375594</text:p>
          </table:table-cell>
          <table:table-cell office:value-type="float" office:value="463862.710800006" calcext:value-type="float">
            <text:p>463862.710800006</text:p>
          </table:table-cell>
          <table:table-cell office:value-type="float" office:value="0.677337559429477" calcext:value-type="float">
            <text:p>0.677337559429477</text:p>
          </table:table-cell>
          <table:table-cell office:value-type="float" office:value="363038.139800004" calcext:value-type="float">
            <text:p>363038.139800004</text:p>
          </table:table-cell>
        </table:table-row>
        <table:table-row table:style-name="ro1">
          <table:table-cell office:value-type="float" office:value="0.782778658214474" calcext:value-type="float">
            <text:p>0.782778658214474</text:p>
          </table:table-cell>
          <table:table-cell office:value-type="float" office:value="450889.463460001" calcext:value-type="float">
            <text:p>450889.463460001</text:p>
          </table:table-cell>
          <table:table-cell office:value-type="float" office:value="0.663602746962493" calcext:value-type="float">
            <text:p>0.663602746962493</text:p>
          </table:table-cell>
          <table:table-cell office:value-type="float" office:value="368869.899600003" calcext:value-type="float">
            <text:p>368869.899600003</text:p>
          </table:table-cell>
          <table:table-cell office:value-type="float" office:value="0.823560486001056" calcext:value-type="float">
            <text:p>0.823560486001056</text:p>
          </table:table-cell>
          <table:table-cell office:value-type="float" office:value="461480.296339995" calcext:value-type="float">
            <text:p>461480.296339995</text:p>
          </table:table-cell>
          <table:table-cell office:value-type="float" office:value="0.38404648705758" calcext:value-type="float">
            <text:p>0.38404648705758</text:p>
          </table:table-cell>
          <table:table-cell office:value-type="float" office:value="211095.975480001" calcext:value-type="float">
            <text:p>211095.975480001</text:p>
          </table:table-cell>
          <table:table-cell office:value-type="float" office:value="0.874062334918119" calcext:value-type="float">
            <text:p>0.874062334918119</text:p>
          </table:table-cell>
          <table:table-cell office:value-type="float" office:value="496221.944279999" calcext:value-type="float">
            <text:p>496221.944279999</text:p>
          </table:table-cell>
          <table:table-cell office:value-type="float" office:value="0.485684099313259" calcext:value-type="float">
            <text:p>0.485684099313259</text:p>
          </table:table-cell>
          <table:table-cell office:value-type="float" office:value="269830.152800001" calcext:value-type="float">
            <text:p>269830.152800001</text:p>
          </table:table-cell>
          <table:table-cell office:value-type="float" office:value="0.774749075541468" calcext:value-type="float">
            <text:p>0.774749075541468</text:p>
          </table:table-cell>
          <table:table-cell office:value-type="float" office:value="429341.967860002" calcext:value-type="float">
            <text:p>429341.967860002</text:p>
          </table:table-cell>
          <table:table-cell office:value-type="float" office:value="0.294136291600634" calcext:value-type="float">
            <text:p>0.294136291600634</text:p>
          </table:table-cell>
          <table:table-cell office:value-type="float" office:value="162252.75558" calcext:value-type="float">
            <text:p>162252.75558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number-columns-repeated="15"/>
        </table:table-row>
        <table:table-row table:style-name="ro1">
          <table:table-cell table:formula="of:=AVERAGE([.A3:.A10])" office:value-type="float" office:value="0.836225567881669" calcext:value-type="float">
            <text:p>0.836225567881669</text:p>
          </table:table-cell>
          <table:table-cell table:formula="of:=AVERAGE([.B3:.B10])" office:value-type="float" office:value="463065.068595001" calcext:value-type="float">
            <text:p>463065.068595001</text:p>
          </table:table-cell>
          <table:table-cell table:formula="of:=AVERAGE([.C3:.C10])" office:value-type="float" office:value="0.443000528262018" calcext:value-type="float">
            <text:p>0.443000528262018</text:p>
          </table:table-cell>
          <table:table-cell table:formula="of:=AVERAGE([.D3:.D10])" office:value-type="float" office:value="237434.996662501" calcext:value-type="float">
            <text:p>237434.996662501</text:p>
          </table:table-cell>
          <table:table-cell table:formula="of:=AVERAGE([.E3:.E10])" office:value-type="float" office:value="0.668132593766508" calcext:value-type="float">
            <text:p>0.668132593766508</text:p>
          </table:table-cell>
          <table:table-cell table:formula="of:=AVERAGE([.F3:.F10])" office:value-type="float" office:value="355051.338680002" calcext:value-type="float">
            <text:p>355051.338680002</text:p>
          </table:table-cell>
          <table:table-cell table:formula="of:=AVERAGE([.G3:.G10])" office:value-type="float" office:value="0.472451135763339" calcext:value-type="float">
            <text:p>0.472451135763339</text:p>
          </table:table-cell>
          <table:table-cell table:formula="of:=AVERAGE([.H3:.H10])" office:value-type="float" office:value="250419.072657501" calcext:value-type="float">
            <text:p>250419.072657501</text:p>
          </table:table-cell>
          <table:table-cell table:formula="of:=AVERAGE([.I3:.I10])" office:value-type="float" office:value="0.806088219757" calcext:value-type="float">
            <text:p>0.806088219757</text:p>
          </table:table-cell>
          <table:table-cell table:formula="of:=AVERAGE([.J3:.J10])" office:value-type="float" office:value="443710.81903" calcext:value-type="float">
            <text:p>443710.81903</text:p>
          </table:table-cell>
          <table:table-cell table:formula="of:=AVERAGE([.K3:.K10])" office:value-type="float" office:value="0.540993132593767" calcext:value-type="float">
            <text:p>0.540993132593767</text:p>
          </table:table-cell>
          <table:table-cell table:formula="of:=AVERAGE([.L3:.L10])" office:value-type="float" office:value="294184.652527502" calcext:value-type="float">
            <text:p>294184.652527502</text:p>
          </table:table-cell>
          <table:table-cell table:formula="of:=AVERAGE([.M3:.M10])" office:value-type="float" office:value="0.727192287374538" calcext:value-type="float">
            <text:p>0.727192287374538</text:p>
          </table:table-cell>
          <table:table-cell table:formula="of:=AVERAGE([.N3:.N10])" office:value-type="float" office:value="385855.404950003" calcext:value-type="float">
            <text:p>385855.404950003</text:p>
          </table:table-cell>
          <table:table-cell table:formula="of:=AVERAGE([.O3:.O10])" office:value-type="float" office:value="0.544004226096144" calcext:value-type="float">
            <text:p>0.544004226096144</text:p>
          </table:table-cell>
          <table:table-cell table:formula="of:=AVERAGE([.P3:.P10])" office:value-type="float" office:value="294915.566375002" calcext:value-type="float">
            <text:p>294915.566375002</text:p>
          </table:table-cell>
        </table:table-row>
        <table:table-row table:style-name="ro1">
          <table:table-cell office:value-type="string" calcext:value-type="string">
            <text:p>median</text:p>
          </table:table-cell>
          <table:table-cell table:number-columns-repeated="15"/>
        </table:table-row>
        <table:table-row table:style-name="ro1">
          <table:table-cell table:formula="of:=MEDIAN([.A3:.A10])" office:value-type="float" office:value="0.846645536185948" calcext:value-type="float">
            <text:p>0.846645536185948</text:p>
          </table:table-cell>
          <table:table-cell table:formula="of:=MEDIAN([.B3:.B10])" office:value-type="float" office:value="467693.288150001" calcext:value-type="float">
            <text:p>467693.288150001</text:p>
          </table:table-cell>
          <table:table-cell table:formula="of:=MEDIAN([.C3:.C10])" office:value-type="float" office:value="0.415425250924459" calcext:value-type="float">
            <text:p>0.415425250924459</text:p>
          </table:table-cell>
          <table:table-cell table:formula="of:=MEDIAN([.D3:.D10])" office:value-type="float" office:value="219370.11089" calcext:value-type="float">
            <text:p>219370.11089</text:p>
          </table:table-cell>
          <table:table-cell table:formula="of:=MEDIAN([.E3:.E10])" office:value-type="float" office:value="0.716640253565769" calcext:value-type="float">
            <text:p>0.716640253565769</text:p>
          </table:table-cell>
          <table:table-cell table:formula="of:=MEDIAN([.F3:.F10])" office:value-type="float" office:value="375574.093070006" calcext:value-type="float">
            <text:p>375574.093070006</text:p>
          </table:table-cell>
          <table:table-cell table:formula="of:=MEDIAN([.G3:.G10])" office:value-type="float" office:value="0.473269941891178" calcext:value-type="float">
            <text:p>0.473269941891178</text:p>
          </table:table-cell>
          <table:table-cell table:formula="of:=MEDIAN([.H3:.H10])" office:value-type="float" office:value="246351.706850001" calcext:value-type="float">
            <text:p>246351.706850001</text:p>
          </table:table-cell>
          <table:table-cell table:formula="of:=MEDIAN([.I3:.I10])" office:value-type="float" office:value="0.85108293713682" calcext:value-type="float">
            <text:p>0.85108293713682</text:p>
          </table:table-cell>
          <table:table-cell table:formula="of:=MEDIAN([.J3:.J10])" office:value-type="float" office:value="471876.356600003" calcext:value-type="float">
            <text:p>471876.356600003</text:p>
          </table:table-cell>
          <table:table-cell table:formula="of:=MEDIAN([.K3:.K10])" office:value-type="float" office:value="0.579239302694136" calcext:value-type="float">
            <text:p>0.579239302694136</text:p>
          </table:table-cell>
          <table:table-cell table:formula="of:=MEDIAN([.L3:.L10])" office:value-type="float" office:value="319747.978000003" calcext:value-type="float">
            <text:p>319747.978000003</text:p>
          </table:table-cell>
          <table:table-cell table:formula="of:=MEDIAN([.M3:.M10])" office:value-type="float" office:value="0.770311674590597" calcext:value-type="float">
            <text:p>0.770311674590597</text:p>
          </table:table-cell>
          <table:table-cell table:formula="of:=MEDIAN([.N3:.N10])" office:value-type="float" office:value="415121.230320004" calcext:value-type="float">
            <text:p>415121.230320004</text:p>
          </table:table-cell>
          <table:table-cell table:formula="of:=MEDIAN([.O3:.O10])" office:value-type="float" office:value="0.548283148441627" calcext:value-type="float">
            <text:p>0.548283148441627</text:p>
          </table:table-cell>
          <table:table-cell table:formula="of:=MEDIAN([.P3:.P10])" office:value-type="float" office:value="294518.650400002" calcext:value-type="float">
            <text:p>294518.6504000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00:47:19.3807734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29T22:04:50.779831008</meta:creation-date>
    <dc:date>2021-01-20T00:54:25.423671703</dc:date>
    <meta:editing-duration>PT16M49S</meta:editing-duration>
    <meta:editing-cycles>3</meta:editing-cycles>
    <meta:generator>LibreOffice/6.1.5.2$Linux_X86_64 LibreOffice_project/10$Build-2</meta:generator>
    <meta:document-statistic meta:table-count="1" meta:cell-count="186" meta:object-count="0"/>
  </office:meta>
</office:document-meta>
</file>